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 fo:min-height="0.382cm" fo:min-width="1.832cm"/>
      <style:paragraph-properties style:writing-mode="lr-tb"/>
    </style:style>
    <style:style style:name="gr2" style:family="graphic" style:parent-style-name="standard">
      <style:graphic-properties svg:stroke-color="#ffffff" draw:fill-color="#ff7b59" draw:textarea-horizontal-align="justify" draw:textarea-vertical-align="middle" draw:auto-grow-height="false" fo:min-height="0.55cm" fo:min-width="1.7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38cm"/>
      <style:paragraph-properties style:writing-mode="lr-tb"/>
    </style:style>
    <style:style style:name="gr4" style:family="graphic" style:parent-style-name="standard">
      <style:graphic-properties svg:stroke-color="#ffffff" draw:fill-color="#ffd428" draw:textarea-horizontal-align="justify" draw:textarea-vertical-align="middle" draw:auto-grow-height="false" fo:min-height="0.385cm" fo:min-width="1.74cm"/>
      <style:paragraph-properties style:writing-mode="lr-tb"/>
    </style:style>
    <style:style style:name="gr5" style:family="graphic" style:parent-style-name="objectwithoutfill">
      <style:graphic-properties svg:stroke-color="#ff6600" draw:marker-end="" draw:fill="none" draw:textarea-vertical-align="middle"/>
    </style:style>
    <style:style style:name="gr6" style:family="graphic" style:parent-style-name="standard">
      <style:graphic-properties svg:stroke-color="#ffffff" draw:fill-color="#ffd428" draw:textarea-horizontal-align="justify" draw:textarea-vertical-align="middle" draw:auto-grow-height="false" fo:min-height="0.55cm" fo:min-width="1.7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ff8000" svg:stroke-linecap="butt" draw:textarea-vertical-align="middle"/>
    </style:style>
    <style:style style:name="gr8" style:family="graphic" style:parent-style-name="standard">
      <style:graphic-properties svg:stroke-color="#ffffff" draw:fill-color="#ffd428" draw:textarea-horizontal-align="justify" draw:textarea-vertical-align="middle" draw:auto-grow-height="false" fo:min-height="0.385cm" fo:min-width="8.39cm"/>
      <style:paragraph-properties style:writing-mode="lr-tb"/>
    </style:style>
    <style:style style:name="gr9" style:family="graphic" style:parent-style-name="objectwithoutfill">
      <style:graphic-properties svg:stroke-color="#ff8000" draw:marker-end="Arrowheads_20_3" draw:marker-end-width="0.3cm" draw:fill="none" draw:fill-color="#ff7b59" draw:textarea-vertical-align="middle"/>
    </style:style>
    <style:style style:name="gr10" style:family="graphic" style:parent-style-name="standard">
      <style:graphic-properties svg:stroke-color="#ffffff" draw:fill-color="#ff7b59" draw:textarea-horizontal-align="justify" draw:textarea-vertical-align="middle" draw:auto-grow-height="false" fo:min-height="0.266cm" fo:min-width="10.06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9900"/>
      <style:paragraph-properties fo:text-align="center"/>
      <style:text-properties fo:color="#eeeeee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>
      <loext:graphic-properties draw:fill-color="#ff9900"/>
      <style:paragraph-properties fo:text-align="center"/>
      <style:text-properties fo:color="#ffffff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-color="#ff7b59"/>
      <style:paragraph-properties fo:text-align="center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" style:family="paragraph">
      <style:paragraph-properties fo:text-align="center"/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P6" style:family="paragraph">
      <loext:graphic-properties draw:fill-color="#ffffff"/>
      <style:paragraph-properties fo:text-align="center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7" style:family="paragraph">
      <loext:graphic-properties draw:fill-color="#ffd428"/>
      <style:paragraph-properties fo:text-align="center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8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text-align="center"/>
    </style:style>
    <style:style style:name="P10" style:family="paragraph">
      <loext:graphic-properties draw:fill-color="#ffd428"/>
      <style:paragraph-properties fo:text-align="center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" style:family="paragraph">
      <loext:graphic-properties draw:fill-color="#ffffff"/>
      <style:paragraph-properties fo:text-align="center"/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2" style:family="paragraph">
      <loext:graphic-properties draw:fill="none" draw:fill-color="#ff7b59"/>
      <style:paragraph-properties fo:text-align="center"/>
    </style:style>
    <style:style style:name="P1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color="#eeeeee" loext:opacity="100%" fo:font-size="10.5pt" style:font-size-asian="10.5pt" style:font-size-complex="10.5pt"/>
    </style:style>
    <style:style style:name="T2" style:family="text">
      <style:text-properties fo:color="#ffffff" loext:opacity="100%" fo:font-size="10.5pt" style:font-size-asian="10.5pt" style:font-size-complex="10.5pt"/>
    </style:style>
    <style:style style:name="T3" style:family="text">
      <style:text-properties fo:color="#ffffff" loext:opacity="100%" fo:font-size="10pt" style:font-size-asian="10pt" style:font-size-complex="10pt"/>
    </style:style>
    <style:style style:name="T4" style:family="text">
      <style:text-properties fo:color="#333333" loext:opacity="100%" fo:font-size="8pt" style:font-size-asian="8pt" style:font-size-complex="8pt"/>
    </style:style>
    <style:style style:name="T5" style:family="text">
      <style:text-properties fo:color="#333333" loext:opacity="100%" fo:font-size="9pt" fo:language="zxx" fo:country="none" style:font-size-asian="9pt" style:language-asian="zxx" style:country-asian="none" style:font-size-complex="9pt" style:language-complex="zxx" style:country-complex="none"/>
    </style:style>
    <style:style style:name="T6" style:family="text">
      <style:text-properties fo:color="#333333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4cm" svg:height="0.7cm" svg:x="4.8cm" svg:y="1.501cm">
          <text:p text:style-name="P1"><text:span text:style-name="T1">Lu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0.7cm" svg:x="7.501cm" svg:y="1.502cm">
          <text:p text:style-name="P1"><text:span text:style-name="T2">Ma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0.7cm" svg:x="10.202cm" svg:y="1.503cm">
          <text:p text:style-name="P1"><text:span text:style-name="T2">M</text:span><text:span text:style-name="T2">i</text:span><text:span text:style-name="T2">é</text:span><text:span text:style-name="T2">r</text:span><text:span text:style-name="T2">c</text:span><text:span text:style-name="T2">o</text:span><text:span text:style-name="T2">l</text:span><text:span text:style-name="T2">e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0.7cm" svg:x="13.003cm" svg:y="1.504cm">
          <text:p text:style-name="P1"><text:span text:style-name="T2">Jue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0.7cm" svg:x="15.7cm" svg:y="1.501cm">
          <text:p text:style-name="P1"><text:span text:style-name="T2">Vier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2.2cm" svg:height="0.8cm" svg:x="4.8cm" svg:y="2.601cm">
          <text:p text:style-name="P1"><text:span text:style-name="T3">Clase presencial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88cm" svg:height="0.8cm" svg:x="1.8cm" svg:y="2.601cm">
          <text:p text:style-name="P5"><text:span text:style-name="T4">08:30 – 10:00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2.24cm" svg:height="0.635cm" svg:x="15.875cm" svg:y="5.88cm">
          <text:p text:style-name="P1"><text:span text:style-name="T4">Reporte de progreso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4.78cm" svg:y1="4.72cm" svg:x2="17.815cm" svg:y2="4.72cm">
          <text:p/>
        </draw:line>
        <draw:custom-shape draw:style-name="gr6" draw:text-style-name="P10" xml:id="id2" draw:id="id2" draw:layer="layout" svg:width="2.2cm" svg:height="0.8cm" svg:x="7.6cm" svg:y="3.701cm">
          <text:p text:style-name="P9"><text:span text:style-name="T5">Práctico</text:span></text:p>
          <text:p text:style-name="P9"><text:span text:style-name="T5">online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.88cm" svg:height="0.8cm" svg:x="1.8cm" svg:y="3.701cm">
          <text:p text:style-name="P1"><text:span text:style-name="T4">10:15 – 11:45</text:span><text:span text:style-name="T6"> 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5.9cm" svg:y1="3.401cm" svg:x2="7.6cm" svg:y2="4.101cm" draw:start-shape="id1" draw:start-glue-point="2" draw:end-shape="id2" draw:end-glue-point="3" svg:d="M5900 3401v700h1700" svg:viewBox="0 0 1701 701">
          <text:p/>
        </draw:connector>
        <draw:custom-shape draw:style-name="gr8" draw:text-style-name="P7" xml:id="id3" draw:id="id3" draw:layer="layout" svg:width="8.89cm" svg:height="0.635cm" svg:x="7.62cm" svg:y="4.88cm">
          <text:p text:style-name="P1"><text:span text:style-name="T4">Desarrollo guía práctica <text:s/>y reporte de progreso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draw:type="lines" svg:x1="16.51cm" svg:y1="5.197cm" svg:x2="16.995cm" svg:y2="5.88cm" draw:start-shape="id3" draw:start-glue-point="1" draw:end-shape="id4" draw:end-glue-point="0" svg:d="M16510 5197h501l-16 181v502" svg:viewBox="0 0 502 684">
          <text:p/>
        </draw:connector>
        <draw:custom-shape draw:style-name="gr10" draw:text-style-name="P4" draw:layer="layout" svg:width="10.56cm" svg:height="0.516cm" svg:x="7.62cm" svg:y="6.885cm">
          <text:p text:style-name="P1"><text:span text:style-name="T3">Lecturas clase siguien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Dimension_20_Lines" draw:display-name="Dimension Lines" svg:viewBox="0 0 836 110" svg:d="M0 0h278 278 280v36 36 38h-278-278-280v-36-36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s" draw:marker-end="Triangle" draw:marker-end-width="0.30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1T17:49:25.332561584</meta:creation-date>
    <dc:date>2023-08-01T18:17:23.194353647</dc:date>
    <meta:editing-duration>PT5M14S</meta:editing-duration>
    <meta:editing-cycles>2</meta:editing-cycles>
    <meta:generator>LibreOffice/7.3.7.2$Linux_X86_64 LibreOffice_project/30$Build-2</meta:generator>
    <meta:document-statistic meta:object-count="38"/>
  </office:meta>
</office:document-meta>
</file>